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-top="0.0138in" fo:padding-left="0in" fo:padding-bottom="0.0138in" fo:padding-right="0.0138in" style:shadow="non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paragraph-properties fo:text-align="center"/>
      <style:text-properties style:font-name="Calibri"/>
    </style:style>
    <style:style style:name="P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Calibri"/>
    </style:style>
    <style:style style:name="P6" style:parent-style-name="Standard" style:family="paragraph">
      <style:paragraph-properties fo:text-align="justify"/>
    </style:style>
    <style:style style:name="T7" style:parent-style-name="Policepardéfaut" style:family="text">
      <style:text-properties style:font-name="Calibri"/>
    </style:style>
    <style:style style:name="T8" style:parent-style-name="Policepardéfaut" style:family="text">
      <style:text-properties style:font-name="Calibri"/>
    </style:style>
    <style:style style:name="T9" style:parent-style-name="Policepardéfaut" style:family="text">
      <style:text-properties style:font-name="Calibri"/>
    </style:style>
    <style:style style:name="T10" style:parent-style-name="Policepardéfaut" style:family="text">
      <style:text-properties style:font-name="Calibri"/>
    </style:style>
    <style:style style:name="T11" style:parent-style-name="Policepardéfaut" style:family="text">
      <style:text-properties style:font-name="Calibri"/>
    </style:style>
    <style:style style:name="T12" style:parent-style-name="Policepardéfaut" style:family="text">
      <style:text-properties style:font-name="Calibri"/>
    </style:style>
    <style:style style:name="T13" style:parent-style-name="Policepardéfaut" style:family="text">
      <style:text-properties style:font-name="Calibri" style:font-name-complex="Calibri"/>
    </style:style>
  </office:automatic-styles>
  <office:body>
    <office:text text:use-soft-page-breaks="true">
      <text:p text:style-name="P1"><text:bookmark-start text:name="_Hlk531020086"/>RAPPORT D’ACTIVITÉ INDIVIDUEL</text:p>
      <text:p text:style-name="P2"/>
      <text:p text:style-name="P3"/>
      <text:p text:style-name="P4">Semaine 5 du 10/12/2018 au 17/12/2018 :</text:p>
      <text:p text:style-name="P5"><text:bookmark-end text:name="_Hlk531020086"/></text:p>
      <text:p text:style-name="P6"><text:span text:style-name="T7">Avancement du projet (</text:span><text:span text:style-name="T8">Plan</text:span><text:span text:style-name="T9">)</text:span><text:span text:style-name="T10"><text:s/></text:span><text:span text:style-name="T11">: 3h, début 15/12/2018 à 10h. Ressources mobilisées : ordinateur personnel utilisé à 100%, travail réalisé en groupe, j’ai réalisé la<text:s/></text:span><text:span text:style-name="T12">partie algorithmique.</text:span><text:span text:style-name="T1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MORA Enzo G4 – Projet ‘Visite virtuelle de l’IUT'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zo MORA</meta:initial-creator>
    <dc:creator>Enzo MORA</dc:creator>
    <meta:creation-date>2018-11-29T16:34:00Z</meta:creation-date>
    <dc:date>2018-12-17T16:54:00Z</dc:date>
    <meta:template xlink:href="Normal" xlink:type="simple"/>
    <meta:editing-cycles>17</meta:editing-cycles>
    <meta:editing-duration>PT780S</meta:editing-duration>
    <meta:document-statistic meta:page-count="1" meta:paragraph-count="1" meta:word-count="39" meta:character-count="257" meta:row-count="1" meta:non-whitespace-character-count="219"/>
  </office:meta>
</office:document-meta>
</file>